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reeMono" svg:font-family="Free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officeooo:rsid="0004a960" officeooo:paragraph-rsid="0004a960"/>
    </style:style>
    <style:style style:name="P2" style:family="paragraph" style:parent-style-name="Standard">
      <style:paragraph-properties fo:text-align="justify" style:justify-single-word="false"/>
      <style:text-properties style:font-name="Bitstream Vera Sans" fo:font-weight="bold" officeooo:rsid="0004a960" officeooo:paragraph-rsid="0004a960" style:font-weight-asian="bold" style:font-weight-complex="bold"/>
    </style:style>
    <style:style style:name="P3" style:family="paragraph" style:parent-style-name="Standard">
      <style:paragraph-properties fo:text-align="justify" style:justify-single-word="false"/>
      <style:text-properties style:font-name="Bitstream Vera Sans" officeooo:rsid="0004a960" officeooo:paragraph-rsid="0004a960"/>
    </style:style>
    <style:style style:name="P4" style:family="paragraph" style:parent-style-name="Standard" style:list-style-name="L1">
      <style:paragraph-properties fo:text-align="justify" style:justify-single-word="false"/>
      <style:text-properties style:font-name="Bitstream Vera Sans" officeooo:rsid="0004a960" officeooo:paragraph-rsid="0004a960"/>
    </style:style>
    <style:style style:name="P5" style:family="paragraph" style:parent-style-name="Standard">
      <style:paragraph-properties fo:text-align="justify" style:justify-single-word="false"/>
      <style:text-properties style:font-name="FreeMono" fo:font-style="italic" fo:font-weight="normal" officeooo:rsid="0004a960" officeooo:paragraph-rsid="0004a960" fo:background-color="#e6e6ff" style:font-style-asian="italic" style:font-weight-asian="normal" style:font-style-complex="italic" style:font-weight-complex="normal"/>
    </style:style>
    <style:style style:name="P6" style:family="paragraph" style:parent-style-name="Standard">
      <style:paragraph-properties fo:text-align="justify" style:justify-single-word="false"/>
      <style:text-properties style:font-name="FreeMono" fo:font-weight="normal" officeooo:rsid="0004a960" officeooo:paragraph-rsid="0004a960" fo:background-color="#e6e6ff" style:font-weight-asian="normal" style:font-weight-complex="normal"/>
    </style:style>
    <style:style style:name="P7" style:family="paragraph" style:parent-style-name="Standard" style:list-style-name="L1">
      <style:paragraph-properties fo:text-align="justify" style:justify-single-word="false"/>
      <style:text-properties style:font-name="FreeMono" officeooo:rsid="0004a960" officeooo:paragraph-rsid="0004a96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fo:background-color="#e6e6ff" loext:char-shading-value="0"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fo:background-color="#e6e6ff" loext:char-shading-value="0" style:font-style-asian="italic" style:font-weight-asian="normal" style:font-style-complex="italic" style:font-weight-complex="normal"/>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italic" style:text-underline-style="none" fo:font-weight="bold" fo:background-color="#ffff00" loext:char-shading-value="0" style:font-style-asian="italic" style:font-weight-asian="bold" style:font-style-complex="italic" style:font-weight-complex="bold"/>
    </style:style>
    <style:style style:name="T10" style:family="text">
      <style:text-properties fo:font-style="italic" style:text-underline-style="none" fo:font-weight="bold" fo:background-color="#c0c0c0" loext:char-shading-value="0" style:font-style-asian="italic" style:font-weight-asian="bold" style:font-style-complex="italic" style:font-weight-complex="bold"/>
    </style:style>
    <style:style style:name="T11" style:family="text">
      <style:text-properties fo:font-style="italic" style:text-underline-style="none" fo:font-weight="normal" fo:background-color="#c0c0c0" loext:char-shading-value="0" style:font-style-asian="italic" style:font-weight-asian="normal" style:font-style-complex="italic" style:font-weight-complex="normal"/>
    </style:style>
    <style:style style:name="T12" style:family="text">
      <style:text-properties fo:font-style="italic" style:text-underline-style="none" fo:font-weight="normal" fo:background-color="#e6e6ff" loext:char-shading-value="0"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style:font-name="Bitstream Vera Sans"/>
    </style:style>
    <style:style style:name="T15" style:family="text">
      <style:text-properties fo:font-weight="normal" style:font-weight-asian="normal" style:font-weight-complex="normal"/>
    </style:style>
    <style:style style:name="T16" style:family="text">
      <style:text-properties fo:font-weight="normal" fo:background-color="#e6e6ff" loext:char-shading-value="0" style:font-weight-asian="normal" style:font-weight-complex="normal"/>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style:text-underline-style="none" fo:font-weight="bold" style:font-weight-asian="bold" style:font-weight-complex="bold"/>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style:font-name="FreeMono" fo:font-style="italic" style:text-underline-style="none" fo:font-weight="normal" fo:background-color="#e6e6ff" loext:char-shading-value="0" style:font-style-asian="italic" style:font-weight-asian="normal" style:font-style-complex="italic" style:font-weight-complex="normal"/>
    </style:style>
    <style:style style:name="T21" style:family="text">
      <style:text-properties style:font-name="FreeMono" fo:font-style="italic" fo:font-weight="normal" style:font-style-asian="italic" style:font-weight-asian="normal" style:font-style-complex="italic" style:font-weight-complex="normal"/>
    </style:style>
    <style:style style:name="T22" style:family="text">
      <style:text-properties style:font-name="FreeMono" fo:font-style="italic" fo:font-weight="normal" fo:background-color="#e6e6ff" loext:char-shading-value="0" style:font-style-asian="italic" style:font-weight-asian="normal" style:font-style-complex="italic" style:font-weight-complex="normal"/>
    </style:style>
    <style:style style:name="T23" style:family="text">
      <style:text-properties style:font-name="FreeMono" fo:font-style="italic" fo:font-weight="normal" fo:background-color="#ffffff" loext:char-shading-value="0" style:font-style-asian="italic" style:font-weight-asian="normal" style:font-style-complex="italic" style:font-weight-complex="normal"/>
    </style:style>
    <style:style style:name="T24" style:family="text">
      <style:text-properties style:font-name="FreeMono" fo:font-weight="normal" fo:background-color="#e6e6ff" loext:char-shading-value="0" style:font-weight-asian="normal" style:font-weight-complex="normal"/>
    </style:style>
    <style:style style:name="T25" style:family="text">
      <style:text-properties style:font-name="FreeMono" fo:font-weight="normal" style:font-weight-asian="normal" style:font-weight-complex="normal"/>
    </style:style>
    <style:style style:name="T26" style:family="text">
      <style:text-properties officeooo:rsid="00074e19"/>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bout Drug Monitoring Dashboard</text:p>
      <text:p text:style-name="P3"/>
      <text:p text:style-name="P3">The Drug Monitoring Dashboard was built by Baobab Health Trust with the aim of supporting stock management in the HIV unit of the Malawi Government ministry of health. The drug monitoring dashboard works in two modes. The dashboard mode <text:s/>which displays a map of the country and the number of notices at each of the sites. The other mode is th interactive <text:s/>mode which allows the user to investigate the notices and process reports.</text:p>
      <text:p text:style-name="P3"><text:s/></text:p>
      <text:p text:style-name="P3"><text:s/></text:p>
      <text:p text:style-name="P2">Prerequisites For Installing Drug Monitoring Dashboard </text:p>
      <text:p text:style-name="P3"><text:s/></text:p>
      <text:p text:style-name="P3">The drug monitoring dashboard was written in Ruby on Rails. To install the application, the following are required:</text:p>
      <text:p text:style-name="P3"><text:s/></text:p>
      <text:list xml:id="list3149879030786421683" text:style-name="L1">
        <text:list-item>
          <text:p text:style-name="P7"><text:s/>Ruby 1.8.7 (Programming language)</text:p>
        </text:list-item>
        <text:list-item>
          <text:p text:style-name="P7"><text:s/>Rubygems 1.3.7(ruby gem manager)</text:p>
        </text:list-item>
        <text:list-item>
          <text:p text:style-name="P7"><text:s/>Rails 3.2.16 (ruby web application framework)</text:p>
        </text:list-item>
        <text:list-item>
          <text:p text:style-name="P7"><text:s/>MySQL (database server)</text:p>
          <text:p text:style-name="P4"/>
        </text:list-item>
      </text:list>
      <text:p text:style-name="P2">How To Install</text:p>
      <text:p text:style-name="P3">Before you start setting up the Drug Monitoring Dashboard ensure all the prerequisites are installed. Refer to the "Setting Up Ruby And Rails" section of this document if you need help with setting up ruby and the rails framework. </text:p>
      <text:p text:style-name="P3"><text:s/></text:p>
      <text:p text:style-name="P3">To setup the application, do the following :</text:p>
      <text:p text:style-name="P3"><text:s/></text:p>
      <text:p text:style-name="P3"><text:span text:style-name="T1">Step 1</text:span>: Cloning the application</text:p>
      <text:p text:style-name="P1"><text:span text:style-name="T14">-The application can be cloned from </text:span><text:a xlink:type="simple" xlink:href="https://github.com/BaobabHealthTrust/drug_monitoring_module.git" text:style-name="Internet_20_link" text:visited-style-name="Visited_20_Internet_20_Link"><text:span text:style-name="T14">https://github.com/BaobabHealthTrust/drug_monitoring_module.git</text:span></text:a><text:span text:style-name="T14">.</text:span></text:p>
      <text:p text:style-name="P3"><text:s/></text:p>
      <text:p text:style-name="P3"><text:span text:style-name="T1">Step 2</text:span>: Configure the application</text:p>
      <text:p text:style-name="P3">- In the folder that you cloned the application. Navigate to the <text:span text:style-name="T21">config </text:span>folder. </text:p>
      <text:p text:style-name="P3">- Create a <text:span text:style-name="T21">database.yml</text:span> file based on the <text:span text:style-name="T21">database.yml.example</text:span> file. This is where you define the database name and database access details. </text:p>
      <text:p text:style-name="P3"><text:s/></text:p>
      <text:p text:style-name="P3"><text:span text:style-name="T1">Step 3</text:span>: Setup Application Environment </text:p>
      <text:p text:style-name="P3">- In the application folder, run the command: <text:span text:style-name="T20">bundle install</text:span>. This will install all the required gems for the application.</text:p>
      <text:p text:style-name="P3"><text:s text:c="2"/></text:p>
      <text:p text:style-name="P3"><text:span text:style-name="T1">Step 4</text:span>: Setup application database</text:p>
      <text:p text:style-name="P3">- Create the application database and initialize it. This can be done with this command: <text:span text:style-name="T22">bundle exec rake db:create db:migrate db:seed</text:span></text:p>
      <text:p text:style-name="P3"><text:s text:c="2"/></text:p>
      <text:p text:style-name="P3"><text:s/><text:span text:style-name="T1">Step 5</text:span>: Run the Application</text:p>
      <text:p text:style-name="P3">- In the application folder, run the command <text:span text:style-name="T22">bundle exec rails s</text:span><text:span text:style-name="T24"> or </text:span><text:span text:style-name="T22">bundle exec passenger start</text:span> to launch your application.</text:p>
      <text:p text:style-name="P3"><text:s/></text:p>
      <text:p text:style-name="P2"><text:soft-page-break/>Getting Data</text:p>
      <text:p text:style-name="P3"><text:s/></text:p>
      <text:p text:style-name="P3">The Drug Monitoring Dashboard is designed to get drug stock levels and utilization from sites with BART. The sites whose data will be captured are sites which are registered in the drug monitoring dashboard. BART has an <text:span text:style-name="T26">API</text:span> which when accessed gives the required data elements required for the drug monitoring dashboard. A script was written to capture this data and should be setup as a cron-job to run daily and get the most recent data. This script in in the application's script folder and is called <text:span text:style-name="T23">init_site_details.rb</text:span>. <text:s/></text:p>
      <text:p text:style-name="P3"><text:s text:c="3"/></text:p>
      <text:p text:style-name="P3"><text:s text:c="3"/></text:p>
      <text:p text:style-name="P2">Setting Up Ruby And Rails</text:p>
      <text:p text:style-name="P3"/>
      <text:p text:style-name="P3"><text:span text:style-name="T1">Step 1</text:span>: Ruby and main packages installation</text:p>
      <text:p text:style-name="P3">Using your terminal run the following command:</text:p>
      <text:p text:style-name="P3"/>
      <text:p text:style-name="P5">sudo apt-get install ruby build-essential libopenssl-ruby ruby1.8-dev </text:p>
      <text:p text:style-name="P5">ruby-dev mysql-client mysql-server git-core libmysql-ruby </text:p>
      <text:p text:style-name="P5">libmysqlclient-dev unzip rubygems </text:p>
      <text:p text:style-name="P6"/>
      <text:p text:style-name="P3">Check if the ruby version is the correct one by running: (<text:span text:style-name="T22">ruby -v</text:span>) expected 1.8.7</text:p>
      <text:p text:style-name="P3"/>
      <text:p text:style-name="P3"><text:span text:style-name="T1">Step 2</text:span>: Downgrade Rubygems</text:p>
      <text:p text:style-name="P3"/>
      <text:p text:style-name="P5">wget http://rubyforge.org/frs/download.php/70697/rubygems-1.3.7.zip </text:p>
      <text:p text:style-name="P5">unzip rubygems-1.3.7.zip</text:p>
      <text:p text:style-name="P5">ruby rubygems-1.3.7/setup.rb </text:p>
      <text:p text:style-name="P5"/>
      <text:p text:style-name="P3">Check if the rubygems version is the correct one by running: (<text:span text:style-name="T22">gem -v</text:span>) <text:s text:c="2"/>expected 1.3.7 </text:p>
      <text:p text:style-name="P3"/>
      <text:p text:style-name="P3"><text:span text:style-name="T1">Step 3</text:span>: Install initial gems</text:p>
      <text:p text:style-name="P3">Install bundler <text:s/>using the following command: <text:span text:style-name="T20">sudo gem install bundler</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FreeMono" svg:font-family="Free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3:47:35.519080140</meta:creation-date>
    <dc:date>2014-08-28T14:23:53.906744944</dc:date>
    <meta:editing-duration>PT20M5S</meta:editing-duration>
    <meta:editing-cycles>2</meta:editing-cycles>
    <meta:generator>LibreOffice/4.3.1.2$Linux_X86_64 LibreOffice_project/430m0$Build-2</meta:generator>
    <meta:document-statistic meta:table-count="0" meta:image-count="0" meta:object-count="0" meta:page-count="2" meta:paragraph-count="53" meta:word-count="483" meta:character-count="3174" meta:non-whitespace-character-count="2691"/>
  </office:meta>
</office:document-meta>
</file>